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officeooo:rsid="0000e416" officeooo:paragraph-rsid="0000e416" fo:background-color="transparent"/>
    </style:style>
    <style:style style:name="P2" style:family="paragraph" style:parent-style-name="Standard">
      <style:text-properties style:use-window-font-color="true" officeooo:rsid="000122fa" officeooo:paragraph-rsid="000122fa" fo:background-color="transparent"/>
    </style:style>
    <style:style style:name="P3" style:family="paragraph" style:parent-style-name="Standard">
      <style:text-properties style:use-window-font-color="true" officeooo:rsid="0003ad0c" officeooo:paragraph-rsid="0003ad0c" fo:background-color="transparent"/>
    </style:style>
    <style:style style:name="P4" style:family="paragraph" style:parent-style-name="Standard">
      <style:text-properties style:use-window-font-color="true" officeooo:rsid="0004b403" officeooo:paragraph-rsid="0004b403" fo:background-color="transparent"/>
    </style:style>
    <style:style style:name="P5" style:family="paragraph" style:parent-style-name="Standard">
      <style:text-properties style:use-window-font-color="true" style:font-name="Droid Sans Mono" fo:font-size="10.5pt" fo:font-weight="normal" officeooo:rsid="000122fa" officeooo:paragraph-rsid="000122fa" fo:background-color="transparent"/>
    </style:style>
    <style:style style:name="P6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7" style:family="paragraph" style:parent-style-name="Preformatted_20_Text">
      <style:text-properties style:use-window-font-color="true" officeooo:rsid="0000e416" officeooo:paragraph-rsid="0000e416" fo:background-color="transparent"/>
    </style:style>
    <style:style style:name="T1" style:family="text">
      <style:text-properties fo:color="#9cdcfe"/>
    </style:style>
    <style:style style:name="T2" style:family="text">
      <style:text-properties fo:color="#dcdcaa"/>
    </style:style>
    <style:style style:name="T3" style:family="text">
      <style:text-properties fo:color="#ce9178"/>
    </style:style>
    <style:style style:name="T4" style:family="text">
      <style:text-properties fo:color="#569cd6"/>
    </style:style>
    <style:style style:name="T5" style:family="text">
      <style:text-properties fo:color="#4ec9b0"/>
    </style:style>
    <style:style style:name="T6" style:family="text">
      <style:text-properties fo:color="#c586c0"/>
    </style:style>
    <style:style style:name="T7" style:family="text">
      <style:text-properties fo:color="#b5cea8"/>
    </style:style>
    <style:style style:name="T8" style:family="text">
      <style:text-properties officeooo:rsid="00078b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kdir empapp</text:p>
      <text:p text:style-name="P1">cd empapp</text:p>
      <text:p text:style-name="P1">touch server.js</text:p>
      <text:p text:style-name="P1">npm init</text:p>
      <text:p text:style-name="P1">npm install express -–save</text:p>
      <text:p text:style-name="P1">npm install body-parser -–save</text:p>
      <text:p text:style-name="P1">npm install mongoose -–save</text:p>
      <text:p text:style-name="P7"><text:span text:style-name="Source_20_Text"/></text:p>
      <text:p text:style-name="P1"/>
      <text:p text:style-name="P1"/>
      <text:p text:style-name="P2">server.js</text:p>
      <text:p text:style-name="P5">var express = require('express');</text:p>
      <text:p text:style-name="P6">var bodyParser = require('body-parser');</text:p>
      <text:p text:style-name="P6">var app = express();</text:p>
      <text:p text:style-name="P6">app.use(bodyParser.urlencoded({extended:true}));</text:p>
      <text:p text:style-name="P6">app.use(bodyParser.json());</text:p>
      <text:p text:style-name="P6">app.use(express.static(__dirname + '/client'));</text:p>
      <text:p text:style-name="P6">var mongoose = require('mongoose');</text:p>
      <text:p text:style-name="P6">mongoose.connect('mongodb://localhost/employees');</text:p>
      <text:p text:style-name="P6">var Employee = mongoose.model('Employee',mongoose.Schema({</text:p>
      <text:p text:style-name="P6">name:String,</text:p>
      <text:p text:style-name="P6">dept:String,</text:p>
      <text:p text:style-name="P6">area:String,</text:p>
      <text:p text:style-name="P6">status:String,</text:p>
      <text:p text:style-name="P6">contact:String,</text:p>
      <text:p text:style-name="P6">salary:String</text:p>
      <text:p text:style-name="P6">}));</text:p>
      <text:p text:style-name="P6">app.get('/',function(req, res){</text:p>
      <text:p text:style-name="P6">res.send("Hello Dhruba");</text:p>
      <text:p text:style-name="P6">});</text:p>
      <text:p text:style-name="P6">app.get('/api/employees',function(req, res){</text:p>
      <text:p text:style-name="P6">Employee.find(function(err,employees){</text:p>
      <text:p text:style-name="P6">if(err)</text:p>
      <text:p text:style-name="P6">res.send(err);</text:p>
      <text:p text:style-name="P6">res.json(employees);</text:p>
      <text:p text:style-name="P6">});</text:p>
      <text:p text:style-name="P6">});</text:p>
      <text:p text:style-name="P6">app.post('/api/employees',function(req, res){</text:p>
      <text:p text:style-name="P6">Employee.create(req.body, function(err,employee){</text:p>
      <text:p text:style-name="P6">if(err)</text:p>
      <text:p text:style-name="P6">res.send(err);</text:p>
      <text:p text:style-name="P6">res.json(employee);</text:p>
      <text:p text:style-name="P6">});</text:p>
      <text:p text:style-name="P6">});</text:p>
      <text:p text:style-name="P6">app.get('/api/employees/:id',function(req, res){</text:p>
      <text:p text:style-name="P6">Employee.findOne({_id:req.params.id},function(err,employees){</text:p>
      <text:p text:style-name="P6">if(err)</text:p>
      <text:p text:style-name="P6">res.send(err);</text:p>
      <text:p text:style-name="P6">res.json(employees);</text:p>
      <text:p text:style-name="P6">});</text:p>
      <text:p text:style-name="P6">});</text:p>
      <text:p text:style-name="P6"><text:soft-page-break/>app.delete('/api/employees/:id',function(req, res){</text:p>
      <text:p text:style-name="P6">Employee.findOneAndRemove({_id:req.params.id},function(err,employees){</text:p>
      <text:p text:style-name="P6">if(err)</text:p>
      <text:p text:style-name="P6">res.send(err);</text:p>
      <text:p text:style-name="P6">res.json(employees);</text:p>
      <text:p text:style-name="P6">});</text:p>
      <text:p text:style-name="P6">});</text:p>
      <text:p text:style-name="P6">app.put('/api/employees/:id',function(req, res){</text:p>
      <text:p text:style-name="P6">var query = {_id:req.params.id};</text:p>
      <text:p text:style-name="P6">update = {</text:p>
      <text:p text:style-name="P6">name:req.body.name,</text:p>
      <text:p text:style-name="P6">dept:req.body.dept,</text:p>
      <text:p text:style-name="P6">area:req.body.area,</text:p>
      <text:p text:style-name="P6">status:req.body.status,</text:p>
      <text:p text:style-name="P6">contact:req.body.contact,</text:p>
      <text:p text:style-name="P6">salary:req.body.salary</text:p>
      <text:p text:style-name="P6">};</text:p>
      <text:p text:style-name="P6">Employee.findOneAndUpdate(query, update, function(err,employees){</text:p>
      <text:p text:style-name="P6">if(err)</text:p>
      <text:p text:style-name="P6">res.send(err);</text:p>
      <text:p text:style-name="P6">res.json(employees);</text:p>
      <text:p text:style-name="P6">});</text:p>
      <text:p text:style-name="P6">});</text:p>
      <text:p text:style-name="P6">app.listen(3000,function(){</text:p>
      <text:p text:style-name="P6">console.log('Server is running on port 3000');</text:p>
      <text:p text:style-name="P6">});</text:p>
      <text:p text:style-name="P2"/>
      <text:p text:style-name="P3">Create client folder <text:s/>and necessary files like index.html, style.css, app.js</text:p>
      <text:p text:style-name="P3">create controllers folder and create controllers.js file</text:p>
      <text:p text:style-name="P3">create templates folder and create files like show.html, add.html, edit.html, list.html</text:p>
      <text:p text:style-name="P4"/>
      <text:p text:style-name="P4">organize index.html <text:s/>file and app ng-app, ng-view</text:p>
      <text:p text:style-name="P4"/>
      <text:p text:style-name="P4">write the route in app.js file </text:p>
      <text:p text:style-name="P4"/>
      <text:p text:style-name="P4">write code for controllers.js file</text:p>
      <text:p text:style-name="P4"/>
      <text:p text:style-name="P4">organize list.html file to show data</text:p>
      <text:p text:style-name="P4"/>
      <text:p text:style-name="P4">organize show.html file to show data</text:p>
      <text:p text:style-name="P4"/>
      <text:p text:style-name="P4">organize add.html to save data</text:p>
      <text:p text:style-name="P4"/>
      <text:p text:style-name="P4">organize edit.html to update data</text:p>
      <text:p text:style-name="P4"/>
      <text:p text:style-name="P4">write code to delete data</text:p>
      <text:p text:style-name="P4"/>
      <text:p text:style-name="P4">fine tun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23:44:01.430644903</meta:creation-date>
    <dc:date>2018-04-19T22:11:08.299225970</dc:date>
    <meta:editing-duration>PT5H37M20S</meta:editing-duration>
    <meta:editing-cycles>10</meta:editing-cycles>
    <meta:generator>LibreOffice/5.1.4.2$Linux_X86_64 LibreOffice_project/10m0$Build-2</meta:generator>
    <meta:document-statistic meta:table-count="0" meta:image-count="0" meta:object-count="0" meta:page-count="2" meta:paragraph-count="86" meta:word-count="202" meta:character-count="2139" meta:non-whitespace-character-count="2023"/>
  </office:meta>
</office:document-meta>
</file>